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de708" officeooo:paragraph-rsid="000de708"/>
    </style:style>
    <style:style style:name="P2" style:family="paragraph" style:parent-style-name="Standard">
      <style:paragraph-properties fo:text-align="center" style:justify-single-word="false"/>
      <style:text-properties officeooo:rsid="000de708" officeooo:paragraph-rsid="000de708"/>
    </style:style>
    <style:style style:name="P3" style:family="paragraph" style:parent-style-name="Standard">
      <style:paragraph-properties fo:text-align="start" style:justify-single-word="false"/>
      <style:text-properties officeooo:rsid="000de708" officeooo:paragraph-rsid="000de708"/>
    </style:style>
    <style:style style:name="T1" style:family="text">
      <style:text-properties officeooo:rsid="001d082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el-Lardin Thomas</text:p>
      <text:p text:style-name="P1">Lang Ludovic</text:p>
      <text:p text:style-name="P1">Moissonnier Shane</text:p>
      <text:p text:style-name="P1">Martinez Anthony</text:p>
      <text:p text:style-name="P1"/>
      <text:p text:style-name="P1"/>
      <text:p text:style-name="P2">Compte-rendu séance <text:span text:style-name="T1">6</text:span> :</text:p>
      <text:p text:style-name="P2"/>
      <text:p text:style-name="P3"><text:tab/></text:p>
      <text:p text:style-name="P3"><text:tab/><text:span text:style-name="T1">Pour cette séance nous avons appris à utiliser Valgrind, Pour trouver des erreurs en rapport avec la gestion de la mémoire au cours de notre programme.</text:span></text:p>
      <text:p text:style-name="P3"/>
      <text:p text:style-name="P3"><text:tab/></text:p>
      <text:p text:style-name="P3"><text:tab/><text:span text:style-name="T1">Nous avons créé un nouveau dossier Resultat_valgrind qui contient un fichier avec toutes les erreurs détectée par Valgrind.</text:span></text:p>
      <text:p text:style-name="P3"/>
      <text:p text:style-name="P3"><text:tab/><text:span text:style-name="T1">La plupart de ces erreurs sont du à une mauvaise initialisation des variables (Conditional jump or move depends on uninitialised value(s)).</text:span></text:p>
      <text:p text:style-name="P3"/>
      <text:p text:style-name="P3"><text:tab/><text:span text:style-name="T1">Nous en avons corrigé, mais nous n’arrivons pas à en corriger une qui se trouve sur une condition ternaire : <text:s/>int minSize = (strlen(word1) &lt; strlen(word2)) ? strlen(word1) : strlen(word2);</text:span></text:p>
      <text:p text:style-name="P3"/>
      <text:p text:style-name="P3"><text:tab/><text:span text:style-name="T1">Cette erreur est du au fait que word1 et word2 sont mal initialisé mais nous n’arrivons pas à la corriger…</text:span></text:p>
      <text:p text:style-name="P3"/>
      <text:p text:style-name="P3"/>
      <text:p text:style-name="P3"><text:tab/><text:span text:style-name="T1">Nous avons commencé à créer des fonctions pour initialiser les différentes structures mais nous n’avons pas encore essayé de les appliquer dans notre programme (on constatera si elles nous aident ou si elles rendent le code encore moins lisibl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7T12:22:30.529225677</meta:creation-date>
    <dc:date>2020-03-05T11:14:05.334904847</dc:date>
    <meta:editing-duration>PT1H6M22S</meta:editing-duration>
    <meta:editing-cycles>11</meta:editing-cycles>
    <meta:generator>LibreOffice/6.3.4.2$Linux_X86_64 LibreOffice_project/30$Build-2</meta:generator>
    <meta:document-statistic meta:table-count="0" meta:image-count="0" meta:object-count="0" meta:page-count="1" meta:paragraph-count="13" meta:word-count="166" meta:character-count="1047" meta:non-whitespace-character-count="883"/>
  </office:meta>
</office:document-meta>
</file>